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29d70" officeooo:paragraph-rsid="00029d7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2b401" officeooo:paragraph-rsid="0002b40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2b401"/>
    </style:style>
    <style:style style:name="P4" style:family="paragraph" style:parent-style-name="Standard">
      <style:paragraph-properties fo:text-align="start" style:justify-single-word="false"/>
      <style:text-properties officeooo:paragraph-rsid="0015c7b4"/>
    </style:style>
    <style:style style:name="P5" style:family="paragraph" style:parent-style-name="Standard">
      <style:paragraph-properties fo:text-align="center" style:justify-single-word="false"/>
      <style:text-properties fo:color="#ff0000" fo:font-size="12pt" style:text-underline-style="solid" style:text-underline-width="auto" style:text-underline-color="font-color" fo:font-weight="bold" officeooo:rsid="00029d70" officeooo:paragraph-rsid="00029d7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0000" fo:font-size="16pt" style:text-underline-style="solid" style:text-underline-width="auto" style:text-underline-color="font-color" fo:font-weight="bold" officeooo:rsid="00029d70" officeooo:paragraph-rsid="00029d7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faf46" fo:font-size="12pt" style:text-underline-style="none" fo:font-weight="bold" officeooo:rsid="0002b401" officeooo:paragraph-rsid="00069ef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faf46" fo:font-size="12pt" style:text-underline-style="none" fo:font-weight="bold" officeooo:rsid="0002b401" officeooo:paragraph-rsid="0006daf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faf46" fo:font-size="12pt" style:text-underline-style="none" fo:font-weight="bold" officeooo:rsid="0002b401" officeooo:paragraph-rsid="0015c7b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5983b0" fo:font-size="12pt" style:text-underline-style="none" fo:font-weight="bold" officeooo:rsid="00067fb6" officeooo:paragraph-rsid="00067fb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5983b0" fo:font-size="12pt" style:text-underline-style="none" fo:font-weight="bold" officeooo:rsid="00067fb6" officeooo:paragraph-rsid="000e14e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5983b0" fo:font-size="12pt" style:text-underline-style="none" fo:font-weight="bold" officeooo:rsid="00067fb6" officeooo:paragraph-rsid="0010914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5983b0" fo:font-size="12pt" style:text-underline-style="none" fo:font-weight="bold" officeooo:rsid="000cf0b3" officeooo:paragraph-rsid="000cf0b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5983b0" fo:font-size="12pt" style:text-underline-style="none" fo:font-weight="bold" officeooo:rsid="000cf0b3" officeooo:paragraph-rsid="0010914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5983b0" fo:font-size="12pt" style:text-underline-style="none" fo:font-weight="bold" officeooo:rsid="000e14e8" officeooo:paragraph-rsid="000e14e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officeooo:paragraph-rsid="00067fb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paragraph-rsid="000e14e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paragraph-rsid="00109142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paragraph-rsid="0015c7b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cf0b3" officeooo:paragraph-rsid="000cf0b3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0cf0b3" officeooo:paragraph-rsid="000e14e8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officeooo:paragraph-rsid="0008d1a2"/>
    </style:style>
    <style:style style:name="P23" style:family="paragraph" style:parent-style-name="Standard">
      <style:paragraph-properties fo:text-align="start" style:justify-single-word="false"/>
      <style:text-properties officeooo:paragraph-rsid="000cf0b3"/>
    </style:style>
    <style:style style:name="P24" style:family="paragraph" style:parent-style-name="Standard">
      <style:paragraph-properties fo:text-align="start" style:justify-single-word="false"/>
      <style:text-properties officeooo:paragraph-rsid="00109142"/>
    </style:style>
    <style:style style:name="P25" style:family="paragraph" style:parent-style-name="Standard">
      <style:paragraph-properties fo:text-align="start" style:justify-single-word="false"/>
      <style:text-properties officeooo:paragraph-rsid="0029b11b"/>
    </style:style>
    <style:style style:name="P26" style:family="paragraph" style:parent-style-name="Standard">
      <style:paragraph-properties fo:text-align="start" style:justify-single-word="false"/>
      <style:text-properties officeooo:paragraph-rsid="00029d70"/>
    </style:style>
    <style:style style:name="P27" style:family="paragraph" style:parent-style-name="Standard">
      <style:paragraph-properties fo:text-align="start" style:justify-single-word="false"/>
      <style:text-properties fo:font-size="12pt" officeooo:paragraph-rsid="0029b11b" style:font-size-asian="12pt" style:font-size-complex="12pt"/>
    </style:style>
    <style:style style:name="T1" style:family="text">
      <style:text-properties officeooo:rsid="0002ac73"/>
    </style:style>
    <style:style style:name="T2" style:family="text">
      <style:text-properties style:use-window-font-color="true" style:text-underline-style="none" fo:font-weight="normal" officeooo:rsid="0002b401" style:font-weight-asian="normal" style:font-weight-complex="normal"/>
    </style:style>
    <style:style style:name="T3" style:family="text">
      <style:text-properties style:use-window-font-color="true" style:text-underline-style="none" fo:font-weight="normal" officeooo:rsid="0008d1a2" style:font-weight-asian="normal" style:font-weight-complex="normal"/>
    </style:style>
    <style:style style:name="T4" style:family="text">
      <style:text-properties style:use-window-font-color="true" style:text-underline-style="none" fo:font-weight="normal" officeooo:rsid="000ace22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145c02" style:font-weight-asian="normal" style:font-weight-complex="normal"/>
    </style:style>
    <style:style style:name="T6" style:family="text">
      <style:text-properties style:use-window-font-color="true" style:text-underline-style="none" fo:font-weight="normal" officeooo:rsid="0017aed0" style:font-weight-asian="normal" style:font-weight-complex="normal"/>
    </style:style>
    <style:style style:name="T7" style:family="text">
      <style:text-properties style:use-window-font-color="true" style:text-underline-style="none" fo:font-weight="normal" officeooo:rsid="001f48c6" style:font-weight-asian="normal" style:font-weight-complex="normal"/>
    </style:style>
    <style:style style:name="T8" style:family="text">
      <style:text-properties style:use-window-font-color="true" style:text-underline-style="none" fo:font-weight="normal" officeooo:rsid="002134e3" style:font-weight-asian="normal" style:font-weight-complex="normal"/>
    </style:style>
    <style:style style:name="T9" style:family="text">
      <style:text-properties style:use-window-font-color="true" fo:font-size="12pt" style:text-underline-style="none" fo:font-weight="normal" officeooo:rsid="0002b401" style:font-size-asian="12pt" style:font-weight-asian="normal" style:font-size-complex="12pt" style:font-weight-complex="normal"/>
    </style:style>
    <style:style style:name="T10" style:family="text">
      <style:text-properties style:use-window-font-color="true" fo:font-size="12pt" style:text-underline-style="none" fo:font-weight="normal" officeooo:rsid="0004140d" style:font-size-asian="12pt" style:font-weight-asian="normal" style:font-size-complex="12pt" style:font-weight-complex="normal"/>
    </style:style>
    <style:style style:name="T11" style:family="text">
      <style:text-properties style:use-window-font-color="true" fo:font-size="12pt" style:text-underline-style="none" fo:font-weight="normal" officeooo:rsid="001360f5" style:font-size-asian="12pt" style:font-weight-asian="normal" style:font-size-complex="12pt" style:font-weight-complex="normal"/>
    </style:style>
    <style:style style:name="T12" style:family="text">
      <style:text-properties style:use-window-font-color="true" fo:font-size="12pt" style:text-underline-style="none" fo:font-weight="normal" officeooo:rsid="0017aed0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style:text-underline-style="none" fo:font-weight="normal" officeooo:rsid="00145c02" style:font-size-asian="12pt" style:font-weight-asian="normal" style:font-size-complex="12pt" style:font-weight-complex="normal"/>
    </style:style>
    <style:style style:name="T14" style:family="text">
      <style:text-properties style:use-window-font-color="true" fo:font-size="12pt" style:text-underline-style="none" fo:font-weight="normal" officeooo:rsid="0019eb55" style:font-size-asian="12pt" style:font-weight-asian="normal" style:font-size-complex="12pt" style:font-weight-complex="normal"/>
    </style:style>
    <style:style style:name="T15" style:family="text">
      <style:text-properties style:use-window-font-color="true" fo:font-size="12pt" style:text-underline-style="none" fo:font-weight="normal" officeooo:rsid="001b8e1d" style:font-size-asian="12pt" style:font-weight-asian="normal" style:font-size-complex="12pt" style:font-weight-complex="normal"/>
    </style:style>
    <style:style style:name="T16" style:family="text">
      <style:text-properties style:use-window-font-color="true" fo:font-size="12pt" style:text-underline-style="none" fo:font-weight="normal" officeooo:rsid="001d8852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style:text-underline-style="none" fo:font-weight="normal" officeooo:rsid="00215a06" style:font-size-asian="12pt" style:font-weight-asian="normal" style:font-size-complex="12pt" style:font-weight-complex="normal"/>
    </style:style>
    <style:style style:name="T18" style:family="text">
      <style:text-properties style:use-window-font-color="true" fo:font-size="12pt" style:text-underline-style="none" fo:font-weight="normal" officeooo:rsid="002252ca" style:font-size-asian="12pt" style:font-weight-asian="normal" style:font-size-complex="12pt" style:font-weight-complex="normal"/>
    </style:style>
    <style:style style:name="T19" style:family="text">
      <style:text-properties style:use-window-font-color="true" fo:font-size="12pt" style:text-underline-style="none" fo:font-weight="normal" officeooo:rsid="0008d1a2" style:font-size-asian="12pt" style:font-weight-asian="normal" style:font-size-complex="12pt" style:font-weight-complex="normal"/>
    </style:style>
    <style:style style:name="T20" style:family="text">
      <style:text-properties style:use-window-font-color="true" fo:font-size="12pt" style:text-underline-style="none" fo:font-weight="normal" officeooo:rsid="000ace22" style:font-size-asian="12pt" style:font-weight-asian="normal" style:font-size-complex="12pt" style:font-weight-complex="normal"/>
    </style:style>
    <style:style style:name="T21" style:family="text">
      <style:text-properties style:use-window-font-color="true" fo:font-size="12pt" style:text-underline-style="none" fo:font-weight="normal" officeooo:rsid="000c5ceb" style:font-size-asian="12pt" style:font-weight-asian="normal" style:font-size-complex="12pt" style:font-weight-complex="normal"/>
    </style:style>
    <style:style style:name="T22" style:family="text">
      <style:text-properties style:use-window-font-color="true" fo:font-size="12pt" style:text-underline-style="none" fo:font-weight="normal" officeooo:rsid="0023cb43" style:font-size-asian="12pt" style:font-weight-asian="normal" style:font-size-complex="12pt" style:font-weight-complex="normal"/>
    </style:style>
    <style:style style:name="T23" style:family="text">
      <style:text-properties style:use-window-font-color="true" fo:font-size="12pt" style:text-underline-style="none" fo:font-weight="normal" officeooo:rsid="00250b55" style:font-size-asian="12pt" style:font-weight-asian="normal" style:font-size-complex="12pt" style:font-weight-complex="normal"/>
    </style:style>
    <style:style style:name="T24" style:family="text">
      <style:text-properties style:use-window-font-color="true" fo:font-size="12pt" style:text-underline-style="none" fo:font-weight="normal" officeooo:rsid="00029d70" style:font-size-asian="12pt" style:font-weight-asian="normal" style:font-size-complex="12pt" style:font-weight-complex="normal"/>
    </style:style>
    <style:style style:name="T25" style:family="text">
      <style:text-properties style:use-window-font-color="true" fo:font-size="12pt" style:text-underline-style="none" fo:font-weight="normal" officeooo:rsid="0029b11b" style:font-size-asian="12pt" style:font-weight-asian="normal" style:font-size-complex="12pt" style:font-weight-complex="normal"/>
    </style:style>
    <style:style style:name="T26" style:family="text">
      <style:text-properties style:use-window-font-color="true" fo:font-size="14pt" style:text-underline-style="none" fo:font-weight="normal" officeooo:rsid="00029d70" style:font-size-asian="12.25pt" style:font-weight-asian="normal" style:font-size-complex="14pt" style:font-weight-complex="normal"/>
    </style:style>
    <style:style style:name="T27" style:family="text">
      <style:text-properties fo:color="#3faf46" fo:font-weight="bold" officeooo:rsid="0002ac73" style:font-weight-asian="bold" style:font-weight-complex="bold"/>
    </style:style>
    <style:style style:name="T28" style:family="text">
      <style:text-properties fo:color="#3faf46" style:text-underline-style="none" fo:font-weight="bold" officeooo:rsid="0002b401" style:font-weight-asian="bold" style:font-weight-complex="bold"/>
    </style:style>
    <style:style style:name="T29" style:family="text">
      <style:text-properties fo:color="#3faf46" style:text-underline-style="none" fo:font-weight="bold" officeooo:rsid="0004140d" style:font-weight-asian="bold" style:font-weight-complex="bold"/>
    </style:style>
    <style:style style:name="T30" style:family="text">
      <style:text-properties fo:color="#3faf46" fo:font-size="12pt" style:text-underline-style="none" fo:font-weight="bold" officeooo:rsid="0002b401" style:font-size-asian="12pt" style:font-weight-asian="bold" style:font-size-complex="12pt" style:font-weight-complex="bold"/>
    </style:style>
    <style:style style:name="T31" style:family="text">
      <style:text-properties fo:color="#5983b0" officeooo:rsid="00067fb6"/>
    </style:style>
    <style:style style:name="T32" style:family="text">
      <style:text-properties fo:color="#5983b0" officeooo:rsid="00069ef3"/>
    </style:style>
    <style:style style:name="T33" style:family="text">
      <style:text-properties fo:color="#5983b0" officeooo:rsid="0006daf7"/>
    </style:style>
    <style:style style:name="T34" style:family="text">
      <style:text-properties fo:color="#5983b0" officeooo:rsid="0008d1a2"/>
    </style:style>
    <style:style style:name="T35" style:family="text">
      <style:text-properties fo:color="#5983b0" style:text-underline-style="none" fo:font-weight="bold" style:font-weight-asian="bold" style:font-weight-complex="bold"/>
    </style:style>
    <style:style style:name="T36" style:family="text">
      <style:text-properties fo:color="#5983b0" style:text-underline-style="none" fo:font-weight="bold" officeooo:rsid="00067fb6" style:font-weight-asian="bold" style:font-weight-complex="bold"/>
    </style:style>
    <style:style style:name="T37" style:family="text">
      <style:text-properties fo:color="#5983b0" style:text-underline-style="none" fo:font-weight="bold" officeooo:rsid="0008d1a2" style:font-weight-asian="bold" style:font-weight-complex="bold"/>
    </style:style>
    <style:style style:name="T38" style:family="text">
      <style:text-properties fo:color="#5983b0" style:text-underline-style="none" fo:font-weight="bold" officeooo:rsid="00069ef3" style:font-weight-asian="bold" style:font-weight-complex="bold"/>
    </style:style>
    <style:style style:name="T39" style:family="text">
      <style:text-properties fo:color="#5983b0" style:text-underline-style="none" fo:font-weight="bold" officeooo:rsid="0012b07b" style:font-weight-asian="bold" style:font-weight-complex="bold"/>
    </style:style>
    <style:style style:name="T40" style:family="text">
      <style:text-properties fo:color="#5983b0" style:text-underline-style="none" fo:font-weight="bold" officeooo:rsid="000f5bbe" style:font-weight-asian="bold" style:font-weight-complex="bold"/>
    </style:style>
    <style:style style:name="T41" style:family="text">
      <style:text-properties fo:color="#5983b0" style:text-underline-style="none" fo:font-weight="bold" officeooo:rsid="00128847" style:font-weight-asian="bold" style:font-weight-complex="bold"/>
    </style:style>
    <style:style style:name="T42" style:family="text">
      <style:text-properties fo:color="#5983b0" style:text-underline-style="none" fo:font-weight="bold" officeooo:rsid="00109142" style:font-weight-asian="bold" style:font-weight-complex="bold"/>
    </style:style>
    <style:style style:name="T43" style:family="text">
      <style:text-properties fo:color="#5983b0" style:text-underline-style="none" fo:font-weight="bold" officeooo:rsid="00135395" style:font-weight-asian="bold" style:font-weight-complex="bold"/>
    </style:style>
    <style:style style:name="T44" style:family="text">
      <style:text-properties fo:color="#5983b0" style:text-underline-style="none" fo:font-weight="bold" officeooo:rsid="0028c7fa" style:font-weight-asian="bold" style:font-weight-complex="bold"/>
    </style:style>
    <style:style style:name="T45" style:family="text">
      <style:text-properties fo:color="#5983b0" officeooo:rsid="0017aed0"/>
    </style:style>
    <style:style style:name="T46" style:family="text">
      <style:text-properties fo:color="#5983b0" officeooo:rsid="0028c7fa"/>
    </style:style>
    <style:style style:name="T47" style:family="text">
      <style:text-properties fo:color="#5983b0" fo:font-size="12pt" style:text-underline-style="none" fo:font-weight="bold" officeooo:rsid="0008d1a2" style:font-size-asian="12pt" style:font-weight-asian="bold" style:font-size-complex="12pt" style:font-weight-complex="bold"/>
    </style:style>
    <style:style style:name="T48" style:family="text">
      <style:text-properties fo:color="#5983b0" fo:font-size="12pt" style:text-underline-style="none" fo:font-weight="bold" officeooo:rsid="0012b07b" style:font-size-asian="12pt" style:font-weight-asian="bold" style:font-size-complex="12pt" style:font-weight-complex="bold"/>
    </style:style>
    <style:style style:name="T49" style:family="text">
      <style:text-properties fo:color="#5983b0" fo:font-size="12pt" style:text-underline-style="none" fo:font-weight="bold" officeooo:rsid="000cf0b3" style:font-size-asian="12pt" style:font-weight-asian="bold" style:font-size-complex="12pt" style:font-weight-complex="bold"/>
    </style:style>
    <style:style style:name="T50" style:family="text">
      <style:text-properties fo:color="#5983b0" fo:font-size="12pt" style:text-underline-style="none" fo:font-weight="bold" officeooo:rsid="00292d8d" style:font-size-asian="12pt" style:font-weight-asian="bold" style:font-size-complex="12pt" style:font-weight-complex="bold"/>
    </style:style>
    <style:style style:name="T51" style:family="text">
      <style:text-properties fo:color="#5983b0" fo:font-size="12pt" style:text-underline-style="none" fo:font-weight="bold" officeooo:rsid="00294cc7" style:font-size-asian="12pt" style:font-weight-asian="bold" style:font-size-complex="12pt" style:font-weight-complex="bold"/>
    </style:style>
    <style:style style:name="T52" style:family="text">
      <style:text-properties officeooo:rsid="0008d1a2"/>
    </style:style>
    <style:style style:name="T53" style:family="text">
      <style:text-properties officeooo:rsid="000cf0b3"/>
    </style:style>
    <style:style style:name="T54" style:family="text">
      <style:text-properties officeooo:rsid="0012b07b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color="#ff0000" officeooo:rsid="0015c7b4"/>
    </style:style>
    <style:style style:name="T57" style:family="text">
      <style:text-properties fo:color="#ff0000" style:text-underline-style="none" fo:font-weight="bold" officeooo:rsid="0015c7b4" style:font-weight-asian="bold" style:font-weight-complex="bold"/>
    </style:style>
    <style:style style:name="T58" style:family="text">
      <style:text-properties fo:color="#ff0000" style:text-underline-style="none" fo:font-weight="bold" officeooo:rsid="0017aed0" style:font-weight-asian="bold" style:font-weight-complex="bold"/>
    </style:style>
    <style:style style:name="T59" style:family="text">
      <style:text-properties fo:color="#ff0000" fo:font-size="12pt" style:text-underline-style="none" fo:font-weight="bold" officeooo:rsid="0015c7b4" style:font-size-asian="12pt" style:font-weight-asian="bold" style:font-size-complex="12pt" style:font-weight-complex="bold"/>
    </style:style>
    <style:style style:name="T60" style:family="text">
      <style:text-properties fo:color="#ff0000" fo:font-size="12pt" style:text-underline-style="none" fo:font-weight="bold" officeooo:rsid="0016bf11" style:font-size-asian="12pt" style:font-weight-asian="bold" style:font-size-complex="12pt" style:font-weight-complex="bold"/>
    </style:style>
    <style:style style:name="T61" style:family="text">
      <style:text-properties fo:color="#ff0000" fo:font-size="12pt" style:text-underline-style="none" fo:font-weight="bold" officeooo:rsid="0017aed0" style:font-size-asian="12pt" style:font-weight-asian="bold" style:font-size-complex="12pt" style:font-weight-complex="bold"/>
    </style:style>
    <style:style style:name="T62" style:family="text">
      <style:text-properties fo:color="#ff0000" officeooo:rsid="0017aed0"/>
    </style:style>
    <style:style style:name="T63" style:family="text">
      <style:text-properties officeooo:rsid="001938ec"/>
    </style:style>
    <style:style style:name="T64" style:family="text">
      <style:text-properties officeooo:rsid="00292d8d"/>
    </style:style>
    <style:style style:name="T65" style:family="text">
      <style:text-properties officeooo:rsid="00294cc7"/>
    </style:style>
    <style:style style:name="T66" style:family="text">
      <style:text-properties officeooo:rsid="0029b1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A SO</text:p>
      <text:p text:style-name="P5"/>
      <text:p text:style-name="P26"><text:span text:style-name="T26"><text:tab/></text:span><text:span text:style-name="T24">Tria SO es una aplicació feta en Visual Basic Express 2017 el estiu del 2020 per Joan Baptista (alies «Johnny B. R’n’R») per ajudar (tant a persones expertes com a gent amb coneixements informàtics bàsics) a triar el sistema operatiu mes adient per cada ordinador, indicant només les característiques bàsiques del </text:span><text:span text:style-name="T25">PC</text:span><text:span text:style-name="T24">.</text:span></text:p>
      <text:p text:style-name="P1"/>
      <text:p text:style-name="P1"><text:tab/><text:span text:style-name="T1">El programa es basa en un algoritme que permet classificar ordinadors de tota mena de prestacions i antiguitat (pensat especialment per ordinadors construïts entre 1995 i 2020) en </text:span><text:span text:style-name="T27">5 grups</text:span><text:span text:style-name="T1"> i, posteriorment, depenent d’aquesta classificació i de si es vol utilitzar Windows, Linux o tots dos, oferir fins a 10 possibilitats diferents, </text:span><text:span text:style-name="T63">en base a la puntuació total que el programa li atorga al pc, en base als seus components</text:span><text:span text:style-name="T1">.</text:span></text:p>
      <text:p text:style-name="P1"/>
      <text:p text:style-name="P3"><text:span text:style-name="T30">GRUP 1 </text:span><text:span text:style-name="T59">(puntuació entre 0 i </text:span><text:span text:style-name="T60">1</text:span><text:span text:style-name="T61">59</text:span><text:span text:style-name="T59">)</text:span></text:p>
      <text:p text:style-name="P10">Entre 32 <text:span text:style-name="T52">MB </text:span>i 192 MB de RAM</text:p>
      <text:p text:style-name="P22"><text:span text:style-name="T47">CPU Mínim </text:span><text:span text:style-name="T48">AMD </text:span><text:span text:style-name="T51">K5 a 70 Mhz </text:span><text:span text:style-name="T48">o </text:span><text:span text:style-name="T47">Pentium </text:span><text:span text:style-name="T48">a </text:span><text:span text:style-name="T49">6</text:span><text:span text:style-name="T50">6</text:span><text:span text:style-name="T47"> Mhz</text:span></text:p>
      <text:p text:style-name="P13">Disc dur mínim 10 GB</text:p>
      <text:p text:style-name="P23"><text:span text:style-name="T51">T</text:span><text:span text:style-name="T49">argeta gràfica </text:span><text:span text:style-name="T51">amb mínim 8 MB de RAM</text:span></text:p>
      <text:p text:style-name="P10"/>
      <text:p text:style-name="P25"><text:span text:style-name="T9">Windows 98 Second Edition (1999)</text:span></text:p>
      <text:p text:style-name="P25">Slax <text:span text:style-name="T9">Linux </text:span><text:span text:style-name="T17">(mínim 128 MB RAM)</text:span></text:p>
      <text:p text:style-name="P2"/>
      <text:p text:style-name="P4"><text:span text:style-name="T30">GRUP 2 </text:span><text:span text:style-name="T59">(puntuació entre </text:span><text:span text:style-name="T60">16</text:span><text:span text:style-name="T61">0</text:span><text:span text:style-name="T59"> i </text:span><text:span text:style-name="T60">24</text:span><text:span text:style-name="T61">9</text:span><text:span text:style-name="T59">)</text:span></text:p>
      <text:p text:style-name="P16"><text:span text:style-name="T36">Entre 160 </text:span><text:span text:style-name="T37">MB </text:span><text:span text:style-name="T36">i </text:span><text:span text:style-name="T38">768</text:span><text:span text:style-name="T36"> MB de RAM</text:span></text:p>
      <text:p text:style-name="P20"><text:span text:style-name="T36">C</text:span><text:span text:style-name="T35">PU Mínim </text:span><text:span text:style-name="T39">AMD o </text:span><text:span text:style-name="T40">Pentium II (mínim 133 Mhz)</text:span></text:p>
      <text:p text:style-name="P15">Disc dur mínim 20 GB</text:p>
      <text:p text:style-name="P24"><text:span text:style-name="T51">T</text:span><text:span text:style-name="T49">argeta gràfica </text:span><text:span text:style-name="T51">amb mínim 16 MB de RAM</text:span></text:p>
      <text:p text:style-name="P14"/>
      <text:p text:style-name="P25"><text:span text:style-name="T9">Windows 2000 </text:span><text:span text:style-name="T22">Pro SP4</text:span></text:p>
      <text:p text:style-name="P25"><text:span text:style-name="T23">antiX o </text:span><text:span text:style-name="T22">Bodhi L</text:span><text:span text:style-name="T9">inux</text:span><text:span text:style-name="T23"> </text:span><text:span text:style-name="T18">(mínim </text:span><text:span text:style-name="T23">256</text:span><text:span text:style-name="T18"> MB RAM)</text:span></text:p>
      <text:p text:style-name="P2"/>
      <text:p text:style-name="P4"><text:span text:style-name="T30">GRUP 3 </text:span><text:span text:style-name="T59">(puntuació entre </text:span><text:span text:style-name="T60">25</text:span><text:span text:style-name="T61">0</text:span><text:span text:style-name="T59"> i 49</text:span><text:span text:style-name="T61">9</text:span><text:span text:style-name="T59">)</text:span></text:p>
      <text:p text:style-name="P7"><text:span text:style-name="T31">Entre </text:span><text:span text:style-name="T32">512 </text:span><text:span text:style-name="T34">MB </text:span><text:span text:style-name="T32">i 1,</text:span><text:span text:style-name="T34">5 G</text:span><text:span text:style-name="T32">B </text:span><text:span text:style-name="T31">de RAM</text:span></text:p>
      <text:p text:style-name="P21"><text:span text:style-name="T36">C</text:span><text:span text:style-name="T35">PU Mínim </text:span><text:span text:style-name="T39">AMD o </text:span><text:span text:style-name="T41">Pentium III a 300 Mhz</text:span></text:p>
      <text:p text:style-name="P17"><text:span text:style-name="T36">Disc dur mínim </text:span><text:span text:style-name="T40">3</text:span><text:span text:style-name="T36">0 GB</text:span></text:p>
      <text:p text:style-name="P18"><text:span text:style-name="T42">T</text:span><text:span text:style-name="T36">argeta gràfica </text:span><text:span text:style-name="T42">amb mínim 64 MB de RAM</text:span></text:p>
      <text:p text:style-name="P11"/>
      <text:p text:style-name="P25"><text:span text:style-name="T9">Windows XP </text:span><text:span text:style-name="T12">Pro </text:span><text:span text:style-name="T19">(octubre 2001) </text:span><text:span text:style-name="T20">amb SP3 (</text:span><text:span text:style-name="T21">12 abril 2008</text:span><text:span text:style-name="T20">)</text:span></text:p>
      <text:p text:style-name="P25"><text:span text:style-name="T9">L</text:span><text:span text:style-name="T18">ubuntu 20.04 LTS 32 bits (finals d’abril 2020)</text:span></text:p>
      <text:p text:style-name="P2"/>
      <text:p text:style-name="P9">GRUP 4 <text:span text:style-name="T56">(puntuació entre 50</text:span><text:span text:style-name="T62">0</text:span><text:span text:style-name="T56"> i 69</text:span><text:span text:style-name="T62">9</text:span><text:span text:style-name="T56">)</text:span></text:p>
      <text:p text:style-name="P7"><text:span text:style-name="T46">Mínim</text:span><text:span text:style-name="T31"> </text:span><text:span text:style-name="T32">1 </text:span><text:span text:style-name="T34">GB </text:span><text:span text:style-name="T46">de RAM per 32 bits i mínim 2</text:span><text:span text:style-name="T32"> GB </text:span><text:span text:style-name="T31">de RAM </text:span><text:span text:style-name="T46">per 64 bits</text:span></text:p>
      <text:p text:style-name="P21"><text:span text:style-name="T36">C</text:span><text:span text:style-name="T35">PU Mínim </text:span><text:span text:style-name="T39">a 1 Ghz</text:span></text:p>
      <text:p text:style-name="P17"><text:span text:style-name="T36">Disc dur mínim </text:span><text:span text:style-name="T40">4</text:span><text:span text:style-name="T36">0 GB</text:span></text:p>
      <text:p text:style-name="P18"><text:span text:style-name="T42">T</text:span><text:span text:style-name="T36">argeta gràfica </text:span><text:span text:style-name="T42">amb mínim 128 MB de RAM</text:span></text:p>
      <text:p text:style-name="P12"/>
      <text:p text:style-name="P27"><text:span text:style-name="T2">Windows 7 </text:span><text:span text:style-name="T6">Pro </text:span><text:span text:style-name="T3">(estiu 2009) </text:span><text:span text:style-name="T4">amb </text:span><text:span text:style-name="T3">SP1 (</text:span><text:span text:style-name="T4">febrer </text:span><text:span text:style-name="T3">2011)</text:span></text:p>
      <text:p text:style-name="P27"><text:span text:style-name="T7">MX </text:span><text:span text:style-name="T2">Linux </text:span><text:span text:style-name="T7">19.2 (Xfce, </text:span><text:span text:style-name="T8">1 de </text:span><text:span text:style-name="T7">Juny 2020)</text:span></text:p>
      <text:p text:style-name="P2"/>
      <text:p text:style-name="P19"><text:span text:style-name="T28">GRUP </text:span><text:span text:style-name="T29">5 </text:span><text:span text:style-name="T57">(puntuació entre 70</text:span><text:span text:style-name="T58">0</text:span><text:span text:style-name="T57"> i 99</text:span><text:span text:style-name="T58">9</text:span><text:span text:style-name="T57">)</text:span></text:p>
      <text:p text:style-name="P8"><text:span text:style-name="T45">Mínim </text:span><text:span text:style-name="T33">2 </text:span><text:span text:style-name="T34">GB</text:span><text:span text:style-name="T32"> </text:span><text:span text:style-name="T31">de RAM </text:span><text:span text:style-name="T46">(32 bits) o 4 GB de RAM (64 bits)</text:span></text:p>
      <text:p text:style-name="P21"><text:span text:style-name="T36">C</text:span><text:span text:style-name="T35">PU Mínim </text:span><text:span text:style-name="T43">a </text:span><text:span text:style-name="T44">3</text:span><text:span text:style-name="T43"> Ghz </text:span><text:span text:style-name="T44">o Doble nucli a 2 Ghz</text:span></text:p>
      <text:p text:style-name="P17"><text:span text:style-name="T36">Disc dur </text:span><text:span text:style-name="T44">(SSD MOLT recomanable ... quasi imprescindible) de </text:span><text:span text:style-name="T36">mínim </text:span><text:span text:style-name="T40">6</text:span><text:span text:style-name="T36">0 GB</text:span></text:p>
      <text:p text:style-name="P18"><text:span text:style-name="T42">T</text:span><text:span text:style-name="T36">argeta gràfica </text:span><text:span text:style-name="T42">amb mínim 256 MB de RAM</text:span></text:p>
      <text:p text:style-name="P11"/>
      <text:p text:style-name="P25"><text:span text:style-name="T9">Windows </text:span><text:span text:style-name="T10">10 </text:span><text:span text:style-name="T11">(estiu 2015) </text:span><text:span text:style-name="T12">Pro - release 2004 (Juny 2020)</text:span></text:p>
      <text:p text:style-name="P25"><text:span text:style-name="T15">Ubuntu 20.04 LTS</text:span><text:span text:style-name="T14"> (</text:span><text:span text:style-name="T15">2</text:span><text:span text:style-name="T16">3</text:span><text:span text:style-name="T15"> d’abril </text:span><text:span text:style-name="T14">2020)</text:span></text:p>
      <text:p text:style-name="P25"><text:span text:style-name="T1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1:49:39.452000000</meta:creation-date>
    <dc:date>2020-06-10T10:37:13.550000000</dc:date>
    <meta:editing-duration>PT1H27M23S</meta:editing-duration>
    <meta:editing-cycles>37</meta:editing-cycles>
    <meta:generator>LibreOffice/6.4.4.2$Windows_X86_64 LibreOffice_project/3d775be2011f3886db32dfd395a6a6d1ca2630ff</meta:generator>
    <meta:print-date>2020-06-10T10:27:03.579000000</meta:print-date>
    <meta:document-statistic meta:table-count="0" meta:image-count="0" meta:object-count="0" meta:page-count="1" meta:paragraph-count="38" meta:word-count="406" meta:character-count="2024" meta:non-whitespace-character-count="1654"/>
  </office:meta>
</office:document-meta>
</file>